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543cm"/>
    </style:style>
    <style:style style:name="gr4" style:family="graphic" style:parent-style-name="standard">
      <style:graphic-properties draw:stroke="none" svg:stroke-color="#000000" draw:fill="none" draw:fill-color="#ffffff" fo:min-height="0.439cm"/>
    </style:style>
    <style:style style:name="gr5" style:family="graphic" style:parent-style-name="standard">
      <style:graphic-properties draw:stroke="none" svg:stroke-color="#000000" draw:fill="none" draw:fill-color="#ffffff" fo:min-height="0.432cm"/>
    </style:style>
    <style:style style:name="gr6" style:family="graphic" style:parent-style-name="standard">
      <style:graphic-properties draw:stroke="none" svg:stroke-color="#000000" draw:fill="none" draw:fill-color="#ffffff" fo:min-height="0.596cm"/>
    </style:style>
    <style:style style:name="gr7" style:family="graphic" style:parent-style-name="standard">
      <style:graphic-properties draw:stroke="none" svg:stroke-color="#000000" draw:fill="none" draw:fill-color="#ffffff" fo:min-height="0.434cm"/>
    </style:style>
    <style:style style:name="gr8" style:family="graphic" style:parent-style-name="standard">
      <style:graphic-properties draw:stroke="none" svg:stroke-color="#000000" draw:fill="none" draw:fill-color="#ffffff" fo:min-height="0.448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f17c0b"/>
      <style:paragraph-properties fo:text-align="center"/>
      <style:text-properties fo:color="#000000" fo:font-size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fo:font-size="9pt" style:font-size-asian="18pt" style:font-size-complex="18pt"/>
    </style:style>
    <style:style style:name="P7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8" style:family="paragraph">
      <style:text-properties fo:color="#666666"/>
    </style:style>
    <style:style style:name="T1" style:family="text">
      <style:text-properties fo:color="#000000" fo:font-size="9pt" fo:font-style="normal" fo:font-weight="normal" style:font-size-asian="18pt" style:font-size-complex="18pt"/>
    </style:style>
    <style:style style:name="T2" style:family="text">
      <style:text-properties fo:color="#000000" style:text-position="-33% 58%" fo:font-size="9pt" fo:font-style="normal" fo:font-weight="normal" style:font-size-asian="18pt" style:font-size-complex="18pt"/>
    </style:style>
    <style:style style:name="T3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style:style style:name="T7" style:family="text">
      <style:text-properties fo:color="#000000" style:text-position="-33% 58%" fo:font-size="9pt" fo:font-weight="bold" style:font-weight-asian="bold" style:font-weight-complex="bold"/>
    </style:style>
    <style:style style:name="T8" style:family="text">
      <style:text-properties fo:color="#666666" fo:font-size="9pt" fo:font-weight="bold" style:font-size-asian="18pt" style:font-size-complex="18pt"/>
    </style:style>
    <style:style style:name="T9" style:family="text">
      <style:text-properties fo:color="#666666" style:text-position="-33% 58%" fo:font-size="9pt" fo:font-weight="bold" style:font-size-asian="18pt" style:font-size-complex="18pt"/>
    </style:style>
    <style:style style:name="T10" style:family="text">
      <style:text-properties fo:color="#666666" style:text-position="0% 100%" fo:font-size="9pt" fo:font-weight="bold" style:font-size-asian="18pt" style:font-size-complex="18pt"/>
    </style:style>
    <style:style style:name="T11" style:family="text">
      <style:text-properties fo:font-size="9pt" fo:font-weight="bold" style:font-size-asian="18pt" style:font-size-complex="18pt"/>
    </style:style>
    <style:style style:name="T12" style:family="text">
      <style:text-properties style:text-position="-33% 58%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2.778cm" svg:y="6.923cm">
            <text:p text:style-name="P1"><text:span text:style-name="T1">i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draw:layer="layout" svg:width="0.794cm" svg:height="0.794cm" svg:x="2.778cm" svg:y="11.336cm">
            <text:p text:style-name="P1"><text:span text:style-name="T3">i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778cm" svg:y="9.13cm">
            <text:p text:style-name="P1"><text:span text:style-name="T1">i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4" draw:layer="layout" svg:width="0.794cm" svg:height="0.794cm" svg:x="6.75cm" svg:y="5.821cm">
            <text:p text:style-name="P1"><text:span text:style-name="T5">h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0.234cm">
            <text:p text:style-name="P1"><text:span text:style-name="T5">h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8.028cm">
            <text:p text:style-name="P1"><text:span text:style-name="T5">h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6.75cm" svg:y="12.438cm">
            <text:p text:style-name="P1"><text:span text:style-name="T5">h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5" draw:layer="layout" svg:x1="3.598cm" svg:y1="7.29cm" svg:x2="6.752cm" svg:y2="6.209cm">
          <text:p/>
        </draw:line>
        <draw:line draw:style-name="gr2" draw:text-style-name="P5" draw:layer="layout" svg:x1="3.577cm" svg:y1="7.293cm" svg:x2="6.739cm" svg:y2="8.352cm">
          <text:p/>
        </draw:line>
        <draw:line draw:style-name="gr2" draw:text-style-name="P5" draw:layer="layout" svg:x1="3.59cm" svg:y1="7.294cm" svg:x2="6.752cm" svg:y2="10.561cm">
          <text:p/>
        </draw:line>
        <draw:line draw:style-name="gr2" draw:text-style-name="P5" draw:layer="layout" svg:x1="3.616cm" svg:y1="7.303cm" svg:x2="6.817cm" svg:y2="12.555cm">
          <text:p/>
        </draw:line>
        <draw:line draw:style-name="gr2" draw:text-style-name="P5" draw:layer="layout" svg:x1="3.584cm" svg:y1="9.476cm" svg:x2="6.738cm" svg:y2="8.395cm">
          <text:p/>
        </draw:line>
        <draw:line draw:style-name="gr2" draw:text-style-name="P5" draw:layer="layout" svg:x1="3.563cm" svg:y1="9.479cm" svg:x2="6.708cm" svg:y2="10.61cm">
          <text:p/>
        </draw:line>
        <draw:line draw:style-name="gr2" draw:text-style-name="P5" draw:layer="layout" svg:x1="3.576cm" svg:y1="9.48cm" svg:x2="6.719cm" svg:y2="12.679cm">
          <text:p/>
        </draw:line>
        <draw:line draw:style-name="gr2" draw:text-style-name="P5" draw:layer="layout" svg:x1="3.57cm" svg:y1="9.504cm" svg:x2="6.734cm" svg:y2="6.332cm">
          <text:p/>
        </draw:line>
        <draw:line draw:style-name="gr2" draw:text-style-name="P5" draw:layer="layout" svg:x1="3.582cm" svg:y1="11.72cm" svg:x2="6.736cm" svg:y2="10.639cm">
          <text:p/>
        </draw:line>
        <draw:line draw:style-name="gr2" draw:text-style-name="P5" draw:layer="layout" svg:x1="3.561cm" svg:y1="11.723cm" svg:x2="6.674cm" svg:y2="12.783cm">
          <text:p/>
        </draw:line>
        <draw:line draw:style-name="gr2" draw:text-style-name="P5" draw:layer="layout" svg:x1="3.604cm" svg:y1="11.754cm" svg:x2="6.817cm" svg:y2="6.486cm">
          <text:p/>
        </draw:line>
        <draw:line draw:style-name="gr2" draw:text-style-name="P5" draw:layer="layout" svg:x1="3.598cm" svg:y1="11.721cm" svg:x2="6.721cm" svg:y2="8.506cm">
          <text:p/>
        </draw:line>
        <draw:line draw:style-name="gr2" draw:text-style-name="P5" draw:layer="layout" svg:x1="1.177cm" svg:y1="7.356cm" svg:x2="2.801cm" svg:y2="7.336cm">
          <text:p/>
        </draw:line>
        <draw:line draw:style-name="gr2" draw:text-style-name="P5" draw:layer="layout" svg:x1="1.177cm" svg:y1="11.759cm" svg:x2="2.801cm" svg:y2="11.739cm">
          <text:p/>
        </draw:line>
        <draw:line draw:style-name="gr2" draw:text-style-name="P5" draw:layer="layout" svg:x1="1.177cm" svg:y1="9.589cm" svg:x2="2.801cm" svg:y2="9.569cm">
          <text:p/>
        </draw:line>
        <draw:frame draw:style-name="gr3" draw:text-style-name="P7" draw:layer="layout" svg:width="1.138cm" svg:height="0.793cm" svg:x="3.822cm" svg:y="6.432cm">
          <draw:text-box>
            <text:p text:style-name="P6"><text:span text:style-name="T8">w</text:span><text:span text:style-name="T9">11</text:span></text:p>
          </draw:text-box>
        </draw:frame>
        <draw:frame draw:style-name="gr4" draw:text-style-name="P7" draw:layer="layout" svg:width="1.138cm" svg:height="0.689cm" svg:x="1.387cm" svg:y="6.813cm">
          <draw:text-box>
            <text:p><text:span text:style-name="T10">x</text:span><text:span text:style-name="T9">1</text:span></text:p>
          </draw:text-box>
        </draw:frame>
        <draw:frame draw:style-name="gr5" draw:text-style-name="P7" draw:layer="layout" svg:width="1.138cm" svg:height="0.682cm" svg:x="3.927cm" svg:y="7.54cm">
          <draw:text-box>
            <text:p><text:span text:style-name="T8">w</text:span><text:span text:style-name="T9">31</text:span></text:p>
          </draw:text-box>
        </draw:frame>
        <draw:frame draw:style-name="gr6" draw:text-style-name="P7" draw:layer="layout" svg:width="1.138cm" svg:height="0.846cm" svg:x="3.464cm" svg:y="7.804cm">
          <draw:text-box>
            <text:p><text:span text:style-name="T8">w</text:span><text:span text:style-name="T9">41</text:span></text:p>
          </draw:text-box>
        </draw:frame>
        <draw:frame draw:style-name="gr3" draw:text-style-name="P7" draw:layer="layout" svg:width="1.138cm" svg:height="0.793cm" svg:x="3.693cm" svg:y="11.809cm">
          <draw:text-box>
            <text:p><text:span text:style-name="T8">w</text:span><text:span text:style-name="T9">43</text:span></text:p>
          </draw:text-box>
        </draw:frame>
        <draw:frame draw:style-name="gr7" draw:text-style-name="P7" draw:layer="layout" svg:width="0.981cm" svg:height="0.684cm" svg:x="3.301cm" svg:y="10.595cm">
          <draw:text-box>
            <text:p text:style-name="P8"><text:span text:style-name="T11">w</text:span><text:span text:style-name="T12">13</text:span></text:p>
          </draw:text-box>
        </draw:frame>
        <draw:frame draw:style-name="gr8" draw:text-style-name="P7" draw:layer="layout" svg:width="0.967cm" svg:height="0.698cm" svg:x="3.783cm" svg:y="10.812cm">
          <draw:text-box>
            <text:p><text:span text:style-name="T8">w</text:span><text:span text:style-name="T9">23</text:span></text:p>
          </draw:text-box>
        </draw:frame>
        <draw:frame draw:style-name="gr7" draw:text-style-name="P7" draw:layer="layout" svg:width="0.981cm" svg:height="0.684cm" svg:x="3.862cm" svg:y="11.252cm">
          <draw:text-box>
            <text:p><text:span text:style-name="T8">w</text:span><text:span text:style-name="T9">33</text:span></text:p>
          </draw:text-box>
        </draw:frame>
        <draw:frame draw:style-name="gr3" draw:text-style-name="P7" draw:layer="layout" svg:width="1.138cm" svg:height="0.793cm" svg:x="3.331cm" svg:y="8.525cm">
          <draw:text-box>
            <text:p text:style-name="P8"><text:span text:style-name="T11">w</text:span><text:span text:style-name="T12">12</text:span></text:p>
          </draw:text-box>
        </draw:frame>
        <draw:frame draw:style-name="gr3" draw:text-style-name="P7" draw:layer="layout" svg:width="1.138cm" svg:height="0.793cm" svg:x="3.78cm" svg:y="8.935cm">
          <draw:text-box>
            <text:p><text:span text:style-name="T8">w</text:span><text:span text:style-name="T9">22</text:span></text:p>
          </draw:text-box>
        </draw:frame>
        <draw:frame draw:style-name="gr3" draw:text-style-name="P7" draw:layer="layout" svg:width="1.138cm" svg:height="0.793cm" svg:x="3.754cm" svg:y="9.333cm">
          <draw:text-box>
            <text:p><text:span text:style-name="T8">w</text:span><text:span text:style-name="T9">32</text:span></text:p>
          </draw:text-box>
        </draw:frame>
        <draw:frame draw:style-name="gr3" draw:text-style-name="P7" draw:layer="layout" svg:width="1.138cm" svg:height="0.793cm" svg:x="3.529cm" svg:y="9.742cm">
          <draw:text-box>
            <text:p><text:span text:style-name="T8">w</text:span><text:span text:style-name="T9">42</text:span></text:p>
          </draw:text-box>
        </draw:frame>
        <draw:frame draw:style-name="gr4" draw:text-style-name="P7" draw:layer="layout" svg:width="1.138cm" svg:height="0.689cm" svg:x="1.387cm" svg:y="11.22cm">
          <draw:text-box>
            <text:p><text:span text:style-name="T10">x</text:span><text:span text:style-name="T9">3</text:span></text:p>
          </draw:text-box>
        </draw:frame>
        <draw:frame draw:style-name="gr4" draw:text-style-name="P7" draw:layer="layout" svg:width="1.138cm" svg:height="0.689cm" svg:x="1.387cm" svg:y="9.05cm">
          <draw:text-box>
            <text:p><text:span text:style-name="T10">x</text:span><text:span text:style-name="T9">2</text:span></text:p>
          </draw:text-box>
        </draw:frame>
        <draw:frame draw:style-name="gr5" draw:text-style-name="P7" draw:layer="layout" svg:width="0.955cm" svg:height="0.682cm" svg:x="4.125cm" svg:y="7.118cm">
          <draw:text-box>
            <text:p><text:span text:style-name="T10">w</text:span><text:span text:style-name="T9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08T16:59:13.808718927</dc:date>
    <meta:editing-duration>PT42M2S</meta:editing-duration>
    <meta:editing-cycles>8</meta:editing-cycles>
    <meta:generator>LibreOffice/5.0.3.2$Linux_X86_64 LibreOffice_project/00m0$Build-2</meta:generator>
    <meta:document-statistic meta:object-count="39"/>
  </office:meta>
</office:document-meta>
</file>